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postTopic118971"/>Radio mal anders</text:h>
      <text:section text:style-name="Sect1" text:name="postText118971">
        <text:p text:style-name="P1"><text:line-break/><text:line-break/>Das Osterfest rückte immer näher und Elisa Elster freute sich – wie alle Bewohner des Osterwaldes – schon sehr darauf. Sie hatte zwar den Osterhasen und seine Familie schon einige Tage nicht mehr gesehen, aber sie machte sich darüber keine Sorgen. Wahrscheinlich war die ganze Familie mit den Vorbereitungen für das Osterfest beschäftigt. Menschen auf der ganzen Welt mit Ostereiern zu versorgen, war schließlich kein Zuckerschlecken.<text:line-break/>Am Ostersamstag hatte Elisa eigentlich frei, aber als das Telefon klingelte, ahnte sie schon, dass ihr wohl kein gemütlicher Tag draußen im Freien bevorstand. Seufzend ging sie zum Telefon und meldete sich. Nach einem kurzen Gespräch bestätigte sich ihre Vermutung. Anna Ameise, die heute eigentlich arbeiten sollte, war überraschend krank geworden und der Sender suchte eine Vertretung für die heutige Sendung „Augen zu, Lauscher auf“. Schweren Herzens verabschiedete Elisa sich von ihrem Faulenzer-Tag und machte sich auf den Weg zum Radiosender. Elisa arbeitete seit inzwischen fünf Jahren als Radiomoderatorin beim lokalen Radiosender „Auf die Ohren“.<text:line-break/>Im Sender angekommen machte sie es sich schnell in ihrer Sprecherkabine bequem, damit die Sendung „Augen zu, Lauscher auf“ ohne Verzögerung beginnen konnte. Sie zauberte ein Lächeln auf ihre Lippen – schließlich sollte man merken wie fröhlich sie war – und begrüßte die Bewohner des Osterwaldes.<text:line-break/><text:line-break/><text:span text:style-name="Emphasis">Einen wunderschönen guten Morgen, liebe Bewohner des Osterwaldes. Mein Name ist Elisa Elster und es ist nur noch 1 Tag bis Ostern. Ihr liegt hoffentlich nicht noch faul in den Federn, sondern genießt den tollen Frühlingstag. Ich kann bereits die ersten Sonnenstrahlen sehen und bisher ist auch kein Wölkchen am Himmel zu entdecken. Es verspricht also mal wieder ein wunderschöner Tag zu werden. Und den starten wir mit einem sommerlichen Song aus den 70ern: „Let the Sunshine In“ von „The 5th Dimension“. Viel Spaß dabei!</text:span><text:line-break/><text:line-break/>Dann startete Elisa den Song und wandte sich zu ihrem Produktionsleiter Dirk Wildschwein um. Beim Hereinkommen hatte sie keine Zeit gefunden mit ihm zu sprechen. „Na, was gibt es so für Neuigkeiten?“, fragte sie ihn neugierig. Elisa war für ihre unfassbare Neugierde bekannt und wollte immer alles genau wissen. Dirk, der dies natürlich wusste, musste über Elisas Frage lächeln. „Das fragst du doch jedes Mal und nie gibt es was Neues, oder?“<text:line-break/>„Manchmal schon.“ Elisa lächelte ebenfalls verschmitzt. Daraufhin entgegnete Dirk lachend: „Scheinbar gibt es wirklich Neuigkeiten. Der Osterhase ist wohl noch nicht von seinem Besuch beim Weihnachtsmann zurückgekehrt. Jedenfalls habe ich das von einer anonymen Quelle gehört.“<text:line-break/>„Der Osterhase ist noch nicht wieder da?“, entgegnete Elisa aufgeregt. „Aber morgen ist doch schon Ostern! Kriegen die Kinder dann etwa keine Geschenke? Es gibt keine Ostereier, kein lustiges Suchen nach ihnen draußen?! Ostern muss ausfallen?!?“ Elisa war entsetzt! Doch Dirk konnte sie zum Glück beruhigen. „Keine Sorge, es ist alles organisiert. Ich erkläre es dir sofort, aber zuerst musst du wieder ans Mikro. Der Song ist jeden Moment zu Ende.“<text:line-break/>Elisa Elster versuchte sich zu beruhigen. Schließlich sollten die ahnungslosen Zuhörer nichts von ihrem Gemütszustand erfahren. Also atmete sie einmal tief ein und versuchte sich zu beruhigen. Es war schließlich kein Weltuntergang, „nur“ der Osterhase war verschwunden. Wieder am Mikrophon quasselte Elisa – wie es ihre Art war – einfach drauflos.<text:line-break/><text:line-break/><text:span text:style-name="Emphasis">Und hier ist wieder eure Elisa Elster mit „Augen zu, Lauscher auf“, eurer Lieblingssendung am Vormittag. Ich hoffe, euch hat der Song gefallen. Da bekommt man doch gleich gute Laune und was will man mehr an so einem tollen Frühlingstag?! Damit ihr direkt bei eurer guten Laune bleiben könnt, hier gleich die nächsten Lieder. Viel Spaß damit!</text:span><text:line-break/><text:line-break/>Nachdem sie ihre Ansagen gemacht hatte, startete sie den automatischen Player, der die nächsten <text:soft-page-break/>beiden Lieder in Gang setzen würde. „Bubbly“ von „Colbie Caillat“ erklang und Elisa drehte sich wieder zu ihrem Produktionsleiter um, damit sie das begonnene Gespräch fortführen konnte.<text:line-break/>„Also nochmal: Was ist jetzt genau mit dem Osterhasen los?“, kam sie direkt auf den Punkt.<text:line-break/>Dirk erklärte ihr die ganze Situation. „Also wie ich gehört habe, hat Milena Osterhase bisher immer noch keine Nachricht von ihrem Mann erhalten. Er wollte schon vor mehreren Tagen von Weihnachtsmann zurück sein. Wie gesagt, Ostern steht ja auch vor der Tür und er hatte noch eine Menge zu erledigen. Scheinbar hat es ihm beim Weihnachtsmann besser gefallen, als gedacht und er hat wohl die Zeit vergessen. Da wir keine Nachricht von ihm haben, wissen wir nicht, ob er rechtzeitig zum Osterfest wieder da sein wird. Daher haben wir Notfallpläne ausgearbeitet. Milena hat alle Bewohner des Osterwaldes um Hilfe gebeten und wie ich gehört habe, sind auch schon alle fleißig bei den Vorbereitungen. Das Osterfest kann also wahrscheinlich gerettet werden und die Kinder müssen nicht auf ihre Ostereier verzichten.“<text:line-break/>Elisa konnte nicht mehr an sich halten und unterbrach Dirk. „Und wer macht genau was? Kann ich irgendwas tun? Berichten über die Unternehmungen und Rettungsversuche der Bewohner zum Beispiel?“<text:line-break/>Dirk horchte auf. „Das ist eine gute Idee. Du könntest von den Hilfsaktionen berichten. Soweit ich weiß backt Milena mit den Eichhörnchenkindern das Osterlamm, Familie Dachs bemalt die Eier, Familie Reineke gestaltet die Osterzweige und Ramona Reineke backt zusammen mit den Bären Hefezöpfe. Außerdem soll im Osterhasenkindergarten gebastelt werden. Es ist also für alles gesorgt.“<text:line-break/>„Das ist doch immerhin schon mal was. Es wäre ja auch wirklich ein großer Schock und DIE Sensation schlechthin, wenn zum ersten Mal seit fast 2000 Jahren das Osterfest ausgefallen wäre.“<text:line-break/>„Damit hast du natürlich völlig recht“, bestätigte Dirk. „Also ich werde mich direkt mal ans Telefon hängen und mich bei den fleißigen Helfern erkundigen, wie weit sie mit ihren Vorbereitungen sind. Ich sag dir dann Bescheid, okay?!“<text:line-break/>„Alles klar, das klingt gut. Ich werde mich dann mal wieder ans Mikro setzen und die Hörer mit den ersten Infos versorgen.“<text:line-break/>Gerade war das zweite Lied „She doesn´t mind“ von Sean Paul zu Ende und Elisa fuhr mit ihrer Moderation fort.<text:line-break/><text:line-break/><text:span text:style-name="Emphasis">Und weiter geht’s im Programm. Uns sind gerade spektakuläre Neuigkeiten zu Ohren gekommen. Aus zuverlässiger Quelle haben wir erfahren, dass der Osterhase nicht – wie alle gedacht haben – mit den Vorbereitungen des Osterfests beschäftigt ist, sondern gar nicht zu Hause ist. Seine Frau Milena hat uns mitgeteilt, dass sie ihn bisher gar nicht erreichen kann. Nach einem Besuch beim Weihnachtsmann ist er wohl scheinbar immer noch nicht zurückgekehrt, dabei ist morgen schon Ostern!!! Aber keine Angst, das Osterfest muss nicht ausfallen. Also kein Grund zur Sorge und nicht gleich in Hysterie verfallen. Ich habe gerade erfahren, dass es viele fleißige Helfer im Osterwald gibt, die sich an den Vorbereitungen beteiligen und so das Osterfest retten wollen. Mehr dazu nach der Werbung und dem nächsten Lied.</text:span><text:line-break/><text:line-break/>Nachdem sie den Trailer für die Werbung gestartet hatte, ging sie nach nebenan, um die neusten Informationen von Dirk bezüglich der Aktion „Rettung des Osterfests“ zu erhalten. Dieser erzählte ihr in aller Ausführlichkeit, welche Maßnahmen die Bewohner des Osterwaldes genau ergriffen hatten und wie weit fortgeschritten sie waren. Dann setzte sich Elisa wieder hinters Mikrofon, um mit ihrer Sendung fortzufahren.<text:line-break/><text:line-break/><text:span text:style-name="Emphasis">Und hier ist auch schon wieder Elisa Elster mit den neusten Neuigkeiten bezüglich der Aktion „Rettet das Osterfest“. Wie ich soeben erfahren habe, sind viele Bewohner des Osterwaldes eifrig mit den Vorbereitungen beschäftigt. Milena Osterhase backt zusammen mit den kleinen Eichhörnchenkindern das traditionelle Osterlamm. Ob ihr dabei ihr etwas schusseliger Sohn zur Seite steht ist uns nicht bekannt, aber er könnte auch noch im Bett liegen. So genau ist dies nicht zu ermitteln. Desweiteren hat Milena viele weitere Bewohner mobilisiert und auch diese sind fleißig </text:span><text:soft-page-break/><text:span text:style-name="Emphasis">dabei das Osterfest zu retten. Familie Dachs bemalt mit viel Elan die Ostereier. Wie ich höre, machen sie dabei sehr gute Fortschritte – wobei nebenbei gesagt auch viel Farbe nicht auf den Eiern, sondern auf den Gesichtern und Händen der engagierten Helfer gelandet ist – und sie werden alle Eier schaffen. Die bemalten Eier drapiert Vater Fuchs zusammen mit seinen ebenso fleißigen Kindern an den Zweigen und Ästen. Außerdem werden viele der bemalten Eier in wunderschöne Osterkörbe gelegt. Wie mir ebenfalls zu Ohren gekommen ist, sind auch im Osterkindergarten zahlreiche Helfer vertreten. Emsig wie die Bienen basteln sie kleine Hasenanhänger für die vielen Kinder auf der ganzen Welt. Auch Mutter Fuchs ist zusammen mit den „Singlebären“ sehr beschäftigt. Gemeinsam backen sie eine große Menge an Hefezöpfen. Wie ich höre, werden alle Helfer rechtzeitig zu Ostern mit den Vorbereitungen fertig werden. <text:line-break/>Dank der tatkräftigen Hilfe von allen Bewohnern des Osterwaldes wird also das Osterfest gerettet werden können! Also machen wir uns keine Sorgen und freuen uns auf ein wunderbares, wenn auch etwas ungewöhnliches Osterfest!</text:span><text:line-break/><text:line-break/>Und sie hatte recht! Das Osterfest war gerettet und der Osterhase traf gerade noch rechtzeitig ein, um alle Ostereier an die Kinder auf der ganzen Welt zu verteilen. Und die Bewohner des Osterwaldes feierten ihr ganz eigenes Fest, sie feierten wahre Freundschaft. Denn durch das fast verloren geglaubte Osterfest und die damit verbundene Rettung hatten sie bewiesen, dass wahre Freunde immer für einander da waren.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ire </meta:initial-creator>
    <meta:creation-date>2012-03-15T11:09:19</meta:creation-date>
    <meta:document-statistic meta:table-count="0" meta:image-count="0" meta:object-count="0" meta:page-count="3" meta:paragraph-count="2" meta:word-count="1499" meta:character-count="9546"/>
    <dc:date>2012-03-15T11:09:38</dc:date>
    <dc:creator>noire </dc:creator>
    <meta:editing-duration>PT00H00M20S</meta:editing-duration>
    <meta:editing-cycles>1</meta:editing-cycles>
    <meta:generator>OpenOffice.org/3.2$Linux OpenOffice.org_project/320m12$Build-9483</meta:generator>
  </office:meta>
</office:document-meta>
</file>